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break-before="page"/>
    </style:style>
    <style:style style:name="P2" style:family="paragraph" style:parent-style-name="Heading_20_1">
      <style:text-properties officeooo:rsid="0003c556" officeooo:paragraph-rsid="0003c556"/>
    </style:style>
    <style:style style:name="P3" style:family="paragraph" style:parent-style-name="Preformatted_20_Text">
      <style:paragraph-properties fo:margin-top="0in" fo:margin-bottom="0.1965in" style:contextual-spacing="false"/>
    </style:style>
    <style:style style:name="P4" style:family="paragraph" style:parent-style-name="Preformatted_20_Text">
      <style:paragraph-properties fo:margin-top="0in" fo:margin-bottom="0.1965in" style:contextual-spacing="false"/>
      <style:text-properties officeooo:paragraph-rsid="0003c556"/>
    </style:style>
    <style:style style:name="P5" style:family="paragraph" style:parent-style-name="Standard">
      <style:text-properties officeooo:rsid="0003c556" officeooo:paragraph-rsid="0003c556"/>
    </style:style>
    <style:style style:name="P6" style:family="paragraph" style:parent-style-name="Standard">
      <style:paragraph-properties fo:break-before="page"/>
      <style:text-properties officeooo:rsid="0003c556" officeooo:paragraph-rsid="0003c556" fo:background-color="#bbe33d"/>
    </style:style>
    <style:style style:name="P7" style:family="paragraph" style:parent-style-name="Standard">
      <style:text-properties officeooo:rsid="00048548" officeooo:paragraph-rsid="00048548"/>
    </style:style>
    <style:style style:name="P8" style:family="paragraph" style:parent-style-name="Standard">
      <style:text-properties officeooo:rsid="00048548" officeooo:paragraph-rsid="00048548" fo:background-color="#729fcf"/>
    </style:style>
    <style:style style:name="P9" style:family="paragraph" style:parent-style-name="Standard">
      <style:text-properties fo:color="#3465a4" loext:opacity="100%" officeooo:rsid="00048548" officeooo:paragraph-rsid="00048548"/>
    </style:style>
    <style:style style:name="P10" style:family="paragraph" style:parent-style-name="Standard">
      <style:text-properties officeooo:paragraph-rsid="00048548"/>
    </style:style>
    <style:style style:name="P11" style:family="paragraph" style:parent-style-name="Standard">
      <style:text-properties fo:font-style="normal" officeooo:rsid="00048548" officeooo:paragraph-rsid="00048548" style:font-style-asian="normal" style:font-style-complex="normal"/>
    </style:style>
    <style:style style:name="P12" style:family="paragraph" style:parent-style-name="Standard">
      <style:text-properties style:use-window-font-color="true" loext:opacity="0%" officeooo:paragraph-rsid="00048548"/>
    </style:style>
    <style:style style:name="P13" style:family="paragraph" style:parent-style-name="Standard">
      <style:text-properties style:use-window-font-color="true" loext:opacity="0%" officeooo:rsid="00048548" officeooo:paragraph-rsid="00048548"/>
    </style:style>
    <style:style style:name="P14" style:family="paragraph" style:parent-style-name="Text_20_body" style:list-style-name="L1"/>
    <style:style style:name="P15" style:family="paragraph" style:parent-style-name="Text_20_body" style:list-style-name="L1">
      <style:paragraph-properties fo:margin-top="0in" fo:margin-bottom="0in" style:contextual-spacing="false"/>
    </style:style>
    <style:style style:name="P16" style:family="paragraph" style:parent-style-name="Text_20_body" style:list-style-name="L2"/>
    <style:style style:name="P17" style:family="paragraph" style:parent-style-name="Text_20_body" style:list-style-name="L2">
      <style:paragraph-properties fo:margin-top="0in" fo:margin-bottom="0in" style:contextual-spacing="false"/>
    </style:style>
    <style:style style:name="T1" style:family="text">
      <style:text-properties officeooo:rsid="0003c556"/>
    </style:style>
    <style:style style:name="T2" style:family="text">
      <style:text-properties fo:color="#c9211e" loext:opacity="100%"/>
    </style:style>
    <style:style style:name="T3" style:family="text">
      <style:text-properties fo:color="#c9211e" loext:opacity="100%" fo:font-style="italic" style:font-style-asian="italic" style:font-style-complex="italic"/>
    </style:style>
    <style:style style:name="T4" style:family="text">
      <style:text-properties fo:color="#c9211e" loext:opacity="100%" fo:font-style="italic" officeooo:rsid="00048548" style:font-style-asian="italic" style:font-style-complex="italic"/>
    </style:style>
    <style:style style:name="T5" style:family="text">
      <style:text-properties fo:color="#c9211e" loext:opacity="100%" fo:font-style="italic" style:text-underline-style="solid" style:text-underline-width="auto" style:text-underline-color="font-color" officeooo:rsid="00048548" style:font-style-asian="italic" style:font-style-complex="italic"/>
    </style:style>
    <style:style style:name="T6" style:family="text">
      <style:text-properties fo:color="#c9211e" loext:opacity="100%" officeooo:rsid="00048548"/>
    </style:style>
    <style:style style:name="T7" style:family="text">
      <style:text-properties officeooo:rsid="00048548"/>
    </style:style>
    <style:style style:name="T8" style:family="text">
      <style:text-properties fo:font-style="italic" style:font-style-asian="italic" style:font-style-complex="italic"/>
    </style:style>
    <style:style style:name="T9" style:family="text">
      <style:text-properties fo:font-style="italic" officeooo:rsid="00048548" style:font-style-asian="italic" style:font-style-complex="italic"/>
    </style:style>
    <style:style style:name="T10" style:family="text">
      <style:text-properties fo:font-style="italic" style:text-underline-style="solid" style:text-underline-width="auto" style:text-underline-color="font-color" officeooo:rsid="00048548" style:font-style-asian="italic" style:font-style-complex="italic"/>
    </style:style>
    <style:style style:name="T11" style:family="text">
      <style:text-properties fo:font-style="italic" style:text-underline-style="none" officeooo:rsid="00048548"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048548" style:font-style-asian="normal" style:font-style-complex="normal"/>
    </style:style>
    <style:style style:name="T14" style:family="text">
      <style:text-properties fo:font-style="normal" style:text-underline-style="none" officeooo:rsid="00048548" style:font-style-asian="normal" style:font-style-complex="normal"/>
    </style:style>
    <style:style style:name="T15" style:family="text">
      <style:text-properties fo:font-style="normal" style:text-underline-style="solid" style:text-underline-width="auto" style:text-underline-color="font-color" officeooo:rsid="00048548" style:font-style-asian="normal" style:font-style-complex="normal"/>
    </style:style>
    <style:style style:name="T16" style:family="text">
      <style:text-properties style:font-name="Liberation Serif" fo:font-style="italic" style:font-style-asian="italic" style:font-style-complex="italic"/>
    </style:style>
    <style:style style:name="T17" style:family="text">
      <style:text-properties style:font-name="Liberation Serif" fo:font-style="normal" style:font-style-asian="normal" style:font-style-complex="normal"/>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a xlink:type="simple" xlink:href="#Instalar mysql en django" text:style-name="Internet_20_link" text:visited-style-name="Visited_20_Internet_20_Link">Install mysql in Django from 0</text:a></text:h>
      <text:h text:style-name="P1" text:outline-level="1"><text:bookmark text:name="Instalar mysql en django"/>How to use MySql with Django - For Beginners </text:h>
      <text:p text:style-name="Text_20_body"><text:a xlink:type="simple" xlink:href="https://dev.to/sm0ke/how-to-use-mysql-with-django-for-beginners-2ni0" text:style-name="Internet_20_link" text:visited-style-name="Visited_20_Internet_20_Link">https://dev.to/sm0ke/how-to-use-mysql-with-django-for-beginners-2ni0</text:a></text:p>
      <text:section text:style-name="Sect1" text:name="article-body">
        <text:p text:style-name="Text_20_body">Hello Coders,</text:p>
        <text:p text:style-name="Text_20_body">This article explains <text:a xlink:type="simple" xlink:href="https://docs.appseed.us/content/how-to/use-mysql-with-django" text:style-name="Internet_20_link" text:visited-style-name="Visited_20_Internet_20_Link"><text:span text:style-name="Strong_20_Emphasis">How to use MySql with Django</text:span></text:a> and switch from the default SQLite database to a production-ready DBMS (<text:span text:style-name="Strong_20_Emphasis">MySql</text:span>). This topic might sound like a trivial subject but during my support sessions, I got this question over and over especially from beginners. </text:p>
        <text:p text:style-name="Text_20_body">For newcomers, Django is a leading Python web framework built by experts using a <text:span text:style-name="Source_20_Text">bateries-included</text:span> concept. Being such a mature framework, Django provides an easy way to switch from the default SQLite database to other database engines like MySql, PostgreSQL, or Oracle. MySql is a powerful open-source relational database where the information is correlated and saved in one or more tables.</text:p>
        <text:p text:style-name="Quotations"><text:span text:style-name="Emphasis">Thanks for reading!</text:span> - Content provided by <text:a xlink:type="simple" xlink:href="https://appseed.us/" text:style-name="Internet_20_link" text:visited-style-name="Visited_20_Internet_20_Link"><text:span text:style-name="Strong_20_Emphasis">App Generator</text:span></text:a>.</text:p>
        <text:p text:style-name="Horizontal_20_Line"/>
        <text:h text:style-name="Heading_20_2" text:outline-level="2">Django Database System </text:h>
        <text:p text:style-name="Text_20_body">Django provides a generic way to access multiple database backends using a generic interface. In theory, Django empowers us to switch between DB Engines without updating the SQL code. The default SQLite database usually covers all requirements for small or demo projects but for production use, a more powerful database engine like MySql or PostgreSQL is recommended. </text:p>
        <text:p text:style-name="Text_20_body">The database settings are saved in the file referred by <text:span text:style-name="Source_20_Text">manage.py</text:span> file. In my Django projects, this file is saved inside the <text:span text:style-name="Source_20_Text">core</text:span> directory:</text:p>
        <text:p text:style-name="Preformatted_20_Text"><text:span text:style-name="Source_20_Text">&lt; PROJECT ROOT &gt;</text:span></text:p>
        <text:p text:style-name="Preformatted_20_Text"><text:span text:style-name="Source_20_Text"><text:s text:c="3"/>|</text:span></text:p>
        <text:p text:style-name="Preformatted_20_Text"><text:span text:style-name="Source_20_Text"><text:s text:c="3"/>|-- manage.py <text:s text:c="8"/># Specify the settings file </text:span></text:p>
        <text:p text:style-name="Preformatted_20_Text"><text:span text:style-name="Source_20_Text"><text:s text:c="3"/>| </text:span></text:p>
        <text:p text:style-name="Preformatted_20_Text"><text:span text:style-name="Source_20_Text"><text:s text:c="3"/>|-- core/ <text:s text:c="12"/># Implements app logic </text:span></text:p>
        <text:p text:style-name="Preformatted_20_Text"><text:span text:style-name="Source_20_Text"><text:s text:c="3"/>| <text:s text:c="3"/>|-- settings.py <text:s/># Django app bootstrapper</text:span></text:p>
        <text:p text:style-name="Preformatted_20_Text"><text:span text:style-name="Source_20_Text"><text:s text:c="3"/>| <text:s text:c="3"/>|-- wsgi.py <text:s text:c="5"/># Start the app in production</text:span></text:p>
        <text:p text:style-name="P3"><text:span text:style-name="Source_20_Text"><text:s text:c="3"/>| <text:s text:c="3"/>|-- urls.py <text:s text:c="5"/># Define URLs served by all apps/nodes</text:span></text:p>
      </text:section>
      <text:p text:style-name="Text_20_body">Let's visualize the contents of the <text:span text:style-name="Source_20_Text">settings.py</text:span> file that configures the database interface.</text:p>
      <text:p text:style-name="Preformatted_20_Text"><text:span text:style-name="Source_20_Text"># File: core/settings.py</text:span></text:p>
      <text:p text:style-name="Preformatted_20_Text"><text:span text:style-name="Source_20_Text">...</text:span></text:p>
      <text:p text:style-name="Preformatted_20_Text"><text:span text:style-name="Source_20_Text">DATABASES = {</text:span></text:p>
      <text:p text:style-name="Preformatted_20_Text"><text:span text:style-name="Source_20_Text"><text:s text:c="4"/>'default': {</text:span></text:p>
      <text:p text:style-name="Preformatted_20_Text"><text:span text:style-name="Source_20_Text"><text:s text:c="8"/>'ENGINE': 'django.db.backends.sqlite3',</text:span></text:p>
      <text:p text:style-name="Preformatted_20_Text"><text:span text:style-name="Source_20_Text"><text:s text:c="8"/>'NAME' <text:s/>: 'db.sqlite3',</text:span></text:p>
      <text:p text:style-name="Preformatted_20_Text"><text:span text:style-name="Source_20_Text"><text:s text:c="4"/>}</text:span></text:p>
      <text:p text:style-name="Preformatted_20_Text"><text:span text:style-name="Source_20_Text">}</text:span></text:p>
      <text:p text:style-name="P3"><text:span text:style-name="Source_20_Text">...</text:span></text:p>
      <text:p text:style-name="Text_20_body"><text:soft-page-break/>The above snippet is provided by when Django scaffolds the project. We can see that the <text:span text:style-name="Strong_20_Emphasis">SQLite</text:span> driver is specified by the <text:span text:style-name="Source_20_Text">ENGINE</text:span> variable. </text:p>
      <text:p text:style-name="Horizontal_20_Line"/>
      <text:p text:style-name="Text_20_body">Update Django for MySql</text:p>
      <text:p text:style-name="Text_20_body">To use MySql as the backend engine for a Django project, we need to follow a simple setup:</text:p>
      <text:list xml:id="list2275832242" text:style-name="L1">
        <text:list-item>
          <text:p text:style-name="P15">Install the MySql Server (we can also use a remote one) </text:p>
        </text:list-item>
        <text:list-item>
          <text:p text:style-name="P15">Install the Mysql Python driver - used by Django to connect and communicate </text:p>
        </text:list-item>
        <text:list-item>
          <text:p text:style-name="P15">Create the Mysql database and the user </text:p>
        </text:list-item>
        <text:list-item>
          <text:p text:style-name="P15">Update settings Django </text:p>
        </text:list-item>
        <text:list-item>
          <text:p text:style-name="P14">Execute the Django migration and create the project tables </text:p>
        </text:list-item>
      </text:list>
      <text:p text:style-name="Horizontal_20_Line"/>
      <text:h text:style-name="Heading_20_2" text:outline-level="2">Install MySql Server </text:h>
      <text:p text:style-name="Text_20_body">The installation process is different on different systems but this phase should not be a blocking point because Unix systems provide by default a MySql server and for Windows, we can use a visual installer. For more information please access the download page and select the installer that matches your operating system:</text:p>
      <text:list xml:id="list2799606138" text:style-name="L2">
        <text:list-item>
          <text:p text:style-name="P17"><text:a xlink:type="simple" xlink:href="https://www.mysql.com/" text:style-name="Internet_20_link" text:visited-style-name="Visited_20_Internet_20_Link">MySql</text:a> - official website </text:p>
        </text:list-item>
        <text:list-item>
          <text:p text:style-name="P16"><text:a xlink:type="simple" xlink:href="https://dev.mysql.com/downloads/" text:style-name="Internet_20_link" text:visited-style-name="Visited_20_Internet_20_Link">MySql Downloads</text:a> page </text:p>
        </text:list-item>
      </text:list>
      <text:p text:style-name="Horizontal_20_Line"/>
      <text:h text:style-name="Heading_20_2" text:outline-level="2">Install the Python Driver </text:h>
      <text:p text:style-name="Text_20_body">To successfully access the Mysql Engine, Django needs a driver (aka a connector) to translate the Python queries to pure SQL instructions.</text:p>
      <text:p text:style-name="P3"><text:span text:style-name="Source_20_Text">$ pip install mysqlclient</text:span></text:p>
      <text:p text:style-name="Text_20_body">The above instruction will install the Python MySql driver globally in the system. Another way is to use a <text:span text:style-name="Source_20_Text">virtual environment</text:span> that sandboxes the installation.</text:p>
      <text:p text:style-name="Preformatted_20_Text"><text:span text:style-name="Source_20_Text">$ # Create and activate the virtual environment</text:span></text:p>
      <text:p text:style-name="Preformatted_20_Text"><text:span text:style-name="Source_20_Text">$ virtualenv env</text:span></text:p>
      <text:p text:style-name="Preformatted_20_Text"><text:span text:style-name="Source_20_Text">$ source env/bin/activate</text:span></text:p>
      <text:p text:style-name="Preformatted_20_Text"><text:span text:style-name="Source_20_Text">$ </text:span></text:p>
      <text:p text:style-name="Preformatted_20_Text"><text:span text:style-name="Source_20_Text">$ # install the mysql driver</text:span></text:p>
      <text:p text:style-name="P3"><text:span text:style-name="Source_20_Text">$ pip install mysqlclient</text:span></text:p>
      <text:p text:style-name="Horizontal_20_Line"/>
      <text:h text:style-name="Heading_20_2" text:outline-level="2">Create the MySql Database </text:h>
      <text:p text:style-name="Text_20_body">During the initial setup, Django creates the project tables but cannot create the database. To have a usable project we need the database credentials used later by the Django project. The database can be created visually using a database tool (like <text:a xlink:type="simple" xlink:href="https://www.mysql.com/products/workbench/" text:style-name="Internet_20_link" text:visited-style-name="Visited_20_Internet_20_Link">MySQL Workbench</text:a>) or using the terminal:</text:p>
      <text:p text:style-name="P3"><text:span text:style-name="Source_20_Text">CREATE DATABASE mytestdb;</text:span></text:p>
      <text:p text:style-name="Quotations"><text:soft-page-break/>Create a new MySql user</text:p>
      <text:p text:style-name="P3"><text:span text:style-name="Source_20_Text">CREATE USER 'test'@'localhost' IDENTIFIED BY 'Secret_1234';</text:span></text:p>
      <text:p text:style-name="Quotations">Grant all privileges to the newly created user</text:p>
      <text:p text:style-name="Preformatted_20_Text"><text:span text:style-name="Source_20_Text">GRANT ALL PRIVILEGES ON `mytestdb` . * TO 'test'@'localhost';</text:span></text:p>
      <text:p text:style-name="P3"><text:span text:style-name="Source_20_Text">FLUSH PRIVILEGES; </text:span></text:p>
      <text:p text:style-name="P4"><text:span text:style-name="Source_20_Text"><text:span text:style-name="T1">(RELATED MYSQL QUERIES)</text:span></text:span></text:p>
      <text:p text:style-name="Horizontal_20_Line"/>
      <text:h text:style-name="Heading_20_2" text:outline-level="2">Update Django Settings </text:h>
      <text:p text:style-name="Text_20_body">Once the MySql database is created we can move on and update the project settings to use a MySql server.</text:p>
      <text:p text:style-name="Preformatted_20_Text"><text:span text:style-name="Source_20_Text"># File: core/settings.py</text:span></text:p>
      <text:p text:style-name="Preformatted_20_Text"><text:span text:style-name="Source_20_Text">...</text:span></text:p>
      <text:p text:style-name="Preformatted_20_Text"><text:span text:style-name="Source_20_Text">DATABASES = {</text:span></text:p>
      <text:p text:style-name="Preformatted_20_Text"><text:span text:style-name="Source_20_Text"><text:s text:c="4"/>'default': {</text:span></text:p>
      <text:p text:style-name="Preformatted_20_Text"><text:span text:style-name="Source_20_Text"><text:s text:c="8"/>'ENGINE' <text:s/>: 'django.db.backends.mysql', # &lt;-- UPDATED line </text:span></text:p>
      <text:p text:style-name="Preformatted_20_Text"><text:span text:style-name="Source_20_Text"><text:s text:c="8"/>'NAME' <text:s text:c="3"/>: 'mytestdb', <text:s text:c="16"/># &lt;-- UPDATED line </text:span></text:p>
      <text:p text:style-name="Preformatted_20_Text"><text:span text:style-name="Source_20_Text"><text:s text:c="8"/>'USER' <text:s text:c="3"/>: 'test', <text:s text:c="20"/># &lt;-- UPDATED line</text:span></text:p>
      <text:p text:style-name="Preformatted_20_Text"><text:span text:style-name="Source_20_Text"><text:s text:c="8"/>'PASSWORD': 'Secret_1234', <text:s text:c="13"/># &lt;-- UPDATED line</text:span></text:p>
      <text:p text:style-name="Preformatted_20_Text"><text:span text:style-name="Source_20_Text"><text:s text:c="8"/>'HOST' <text:s text:c="3"/>: 'localhost', <text:s text:c="15"/># &lt;-- UPDATED line</text:span></text:p>
      <text:p text:style-name="Preformatted_20_Text"><text:span text:style-name="Source_20_Text"><text:s text:c="8"/>'PORT' <text:s text:c="3"/>: '3306',</text:span></text:p>
      <text:p text:style-name="Preformatted_20_Text"><text:span text:style-name="Source_20_Text"><text:s text:c="4"/>}</text:span></text:p>
      <text:p text:style-name="Preformatted_20_Text"><text:span text:style-name="Source_20_Text">}</text:span></text:p>
      <text:p text:style-name="P3"><text:span text:style-name="Source_20_Text">...</text:span></text:p>
      <text:p text:style-name="Horizontal_20_Line"/>
      <text:h text:style-name="Heading_20_2" text:outline-level="2">Start the project </text:h>
      <text:p text:style-name="Text_20_body">The next step in our simple tutorial is to run the Django migration that will create all necessary tables.</text:p>
      <text:p text:style-name="Preformatted_20_Text"><text:span text:style-name="Source_20_Text">$ # Create tables</text:span></text:p>
      <text:p text:style-name="Preformatted_20_Text"><text:span text:style-name="Source_20_Text">$ python manage.py makemigrations</text:span></text:p>
      <text:p text:style-name="P3"><text:span text:style-name="Source_20_Text">$ python manage.py migrate</text:span></text:p>
      <text:p text:style-name="Quotations">Start the Django project</text:p>
      <text:p text:style-name="Preformatted_20_Text"><text:span text:style-name="Source_20_Text">$ # Start the application (development mode)</text:span></text:p>
      <text:p text:style-name="P3"><text:span text:style-name="Source_20_Text">$ python manage.py runserver</text:span></text:p>
      <text:p text:style-name="Text_20_body">At this point, Django should be successfully connected to the Mysql Server and we can check the database and list the newly created tables during the database migration. </text:p>
      <text:p text:style-name="Standard"/>
      <text:p text:style-name="P6">MYSQL USAGE</text:p>
      <text:p text:style-name="P5"/>
      <text:p text:style-name="P8">USERs</text:p>
      <text:p text:style-name="P9"/>
      <text:p text:style-name="P7">SELECT user();<text:tab/><text:tab/><text:tab/><text:tab/><text:tab/><text:tab/><text:span text:style-name="T8">// show current user</text:span></text:p>
      <text:p text:style-name="P7">SELECT user FROM mysql.user;<text:tab/><text:tab/><text:tab/><text:tab/><text:span text:style-name="T8">// list all users</text:span></text:p>
      <text:p text:style-name="P11"/>
      <text:p text:style-name="P11">DESC mysql.user;<text:tab/><text:tab/><text:tab/><text:tab/><text:tab/><text:tab/>/<text:span text:style-name="T8">/ list all properties of mysql.user table</text:span></text:p>
      <text:p text:style-name="P10"><text:span text:style-name="T13">SELECT * FROM mysql.user WHERE user = ‘</text:span><text:span text:style-name="T8">username’</text:span> <text:span text:style-name="T11">// Show all properties of </text:span><text:span text:style-name="T8">_username_</text:span></text:p>
      <text:p text:style-name="P7"/>
      <text:p text:style-name="P12"><text:span text:style-name="T7">DROP USER </text:span><text:span text:style-name="T9">‘</text:span><text:span text:style-name="T8">username’<text:tab/><text:tab/><text:tab/><text:tab/><text:tab/>// </text:span><text:span text:style-name="T9">Delete user</text:span></text:p>
      <text:p text:style-name="P12"><text:span text:style-name="T9"/></text:p>
      <text:p text:style-name="P13"><text:span text:style-name="T8">CREATE USER ‘username’@’localhost’</text:span><text:span text:style-name="T12"> IDENTIFIED BY ‘lachanchal0ca’;</text:span></text:p>
      <text:p text:style-name="P13"><text:span text:style-name="Source_20_Text"><text:span text:style-name="T12"/></text:span></text:p>
      <text:p text:style-name="P13"><text:span text:style-name="Source_20_Text"><text:span text:style-name="T17">GRANT ALL PRIVILEGES ON </text:span></text:span><text:span text:style-name="Source_20_Text"><text:span text:style-name="T16">`mytestdb` . * </text:span></text:span><text:span text:style-name="Source_20_Text"><text:span text:style-name="T17">TO</text:span></text:span><text:span text:style-name="Source_20_Text"><text:span text:style-name="T16"> ‘username’@'localhost';</text:span></text:span></text:p>
      <text:p text:style-name="P13"><text:span text:style-name="Source_20_Text"><text:span text:style-name="T17">FLUSH PRIVILEGES;</text:span></text:span></text:p>
      <text:p text:style-name="P13"><text:span text:style-name="Source_20_Text"><text:span text:style-name="T16"/></text:span></text:p>
      <text:p text:style-name="P13"><text:span text:style-name="Source_20_Text"><text:span text:style-name="T16"/></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15T19:37:31.930308028</meta:creation-date>
    <dc:date>2021-12-16T14:02:39.528552857</dc:date>
    <meta:editing-duration>PT17H46M38S</meta:editing-duration>
    <meta:editing-cycles>2</meta:editing-cycles>
    <meta:generator>LibreOffice/7.2.3.2$Linux_X86_64 LibreOffice_project/a49ed84f3d037188bbbcb324f9afc3796d887539</meta:generator>
    <meta:document-statistic meta:table-count="0" meta:image-count="0" meta:object-count="0" meta:page-count="5" meta:paragraph-count="93" meta:word-count="828" meta:character-count="5349" meta:non-whitespace-character-count="4360"/>
  </office:meta>
</office:document-meta>
</file>